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0ad9b3" officeooo:paragraph-rsid="000ad9b3"/>
    </style:style>
    <style:style style:name="P2" style:family="paragraph" style:parent-style-name="Text_20_body">
      <style:text-properties officeooo:paragraph-rsid="000b12c5"/>
    </style:style>
    <style:style style:name="P3" style:family="paragraph" style:parent-style-name="Text_20_body">
      <style:text-properties style:text-underline-style="none" officeooo:rsid="000b12c5" officeooo:paragraph-rsid="000b12c5"/>
    </style:style>
    <style:style style:name="P4" style:family="paragraph" style:parent-style-name="Text_20_body">
      <style:text-properties style:text-underline-style="none" officeooo:rsid="000bf602" officeooo:paragraph-rsid="000bf602"/>
    </style:style>
    <style:style style:name="P5" style:family="paragraph" style:parent-style-name="Text_20_body">
      <style:text-properties style:text-underline-style="none" officeooo:rsid="000c9419" officeooo:paragraph-rsid="000c9419"/>
    </style:style>
    <style:style style:name="P6" style:family="paragraph" style:parent-style-name="Text_20_body">
      <style:text-properties style:text-underline-style="none" officeooo:rsid="000e2c14" officeooo:paragraph-rsid="000e2c14"/>
    </style:style>
    <style:style style:name="P7" style:family="paragraph" style:parent-style-name="Text_20_body">
      <style:paragraph-properties fo:break-before="page"/>
      <style:text-properties style:text-underline-style="none" officeooo:rsid="000c9419" officeooo:paragraph-rsid="000c9419"/>
    </style:style>
    <style:style style:name="P8" style:family="paragraph" style:parent-style-name="Title">
      <style:text-properties officeooo:rsid="000ad9b3" officeooo:paragraph-rsid="000ad9b3"/>
    </style:style>
    <style:style style:name="P9" style:family="paragraph" style:parent-style-name="Heading_20_1">
      <style:text-properties style:text-underline-style="solid" style:text-underline-width="auto" style:text-underline-color="font-color" officeooo:rsid="000b12c5" officeooo:paragraph-rsid="000b12c5"/>
    </style:style>
    <style:style style:name="P10" style:family="paragraph" style:parent-style-name="Heading_20_1">
      <style:text-properties style:text-underline-style="solid" style:text-underline-width="auto" style:text-underline-color="font-color" officeooo:rsid="000e0845" officeooo:paragraph-rsid="000e0845"/>
    </style:style>
    <style:style style:name="P11" style:family="paragraph" style:parent-style-name="Subtitle">
      <style:text-properties officeooo:rsid="000b12c5" officeooo:paragraph-rsid="000b12c5"/>
    </style:style>
    <style:style style:name="T1" style:family="text">
      <style:text-properties officeooo:rsid="000b12c5"/>
    </style:style>
    <style:style style:name="T2" style:family="text">
      <style:text-properties style:text-underline-style="solid" style:text-underline-width="auto" style:text-underline-color="font-color" officeooo:rsid="000b12c5"/>
    </style:style>
    <style:style style:name="T3" style:family="text">
      <style:text-properties officeooo:rsid="000bf602"/>
    </style:style>
    <style:style style:name="T4" style:family="text">
      <style:text-properties officeooo:rsid="000c9419"/>
    </style:style>
    <style:style style:name="T5" style:family="text">
      <style:text-properties officeooo:rsid="000e0845"/>
    </style:style>
    <style:style style:name="T6" style:family="text">
      <style:text-properties officeooo:rsid="000f94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S308 <text:span text:style-name="T1">Back End API</text:span></text:p>
      <text:p text:style-name="P11">Specification</text:p>
      <text:p text:style-name="P1"/>
      <text:h text:style-name="P9" text:outline-level="1">IStock</text:h>
      <text:p text:style-name="P2"><text:span text:style-name="T2"/></text:p>
      <text:p text:style-name="P3">public String getTickerSymbol()</text:p>
      <text:p text:style-name="P3"><text:tab/>Requires: <text:span text:style-name="T3">this.</text:span>ti<text:span text:style-name="T3">c</text:span>kerSymbol !<text:span text:style-name="T3">= null.</text:span></text:p>
      <text:p text:style-name="P3"><text:tab/><text:span text:style-name="T3">Effects: Returns this.tickerSymbol.</text:span></text:p>
      <text:p text:style-name="P3"/>
      <text:p text:style-name="P4">public double getPricePerShare()</text:p>
      <text:p text:style-name="P4"><text:tab/>Requires: pricePerShare exists in this</text:p>
      <text:p text:style-name="P4"><text:tab/>Effects: Returns the value of this.pricePerShare</text:p>
      <text:p text:style-name="P4"/>
      <text:p text:style-name="P4">public boolean setPricePerShare(double pps)</text:p>
      <text:p text:style-name="P4"><text:tab/>Requires: pps &gt;<text:span text:style-name="T4">=</text:span> 0.00</text:p>
      <text:p text:style-name="P4"><text:tab/>Modifies: this</text:p>
      <text:p text:style-name="P4"><text:tab/>Effects: If pps is greater than 0.00, sets the value of this.pricePerShare to pps and returns <text:tab/>true, else returns false.</text:p>
      <text:p text:style-name="P4">public int getNumShares()</text:p>
      <text:p text:style-name="P4"><text:tab/>Requires: numShares <text:span text:style-name="T4">exists in this</text:span></text:p>
      <text:p text:style-name="P4"><text:tab/><text:span text:style-name="T4">Effects: Returns the value of this.numShares</text:span></text:p>
      <text:p text:style-name="P4"/>
      <text:p text:style-name="P5">public boolean setNumShares(boolean numshares)</text:p>
      <text:p text:style-name="P5"><text:tab/>Requires: numShares &gt;= 0</text:p>
      <text:p text:style-name="P5"><text:tab/>Modifies: this</text:p>
      <text:p text:style-name="P5"><text:tab/>Effects: If numShares is a positive number, sets this.numShares to numShares and returns <text:tab/>true, else returns false.</text:p>
      <text:p text:style-name="P5"/>
      <text:p text:style-name="P5"/>
      <text:p text:style-name="P7">public double getValue()</text:p>
      <text:p text:style-name="P5"><text:tab/>Requires: this.value exists in this</text:p>
      <text:p text:style-name="P5"><text:tab/>Effects: Returns the value of this.value</text:p>
      <text:p text:style-name="P5"/>
      <text:p text:style-name="P5">private boolean setValue()</text:p>
      <text:p text:style-name="P5"><text:tab/>Requires: this.numShares and this.pricePerShare exist in this</text:p>
      <text:p text:style-name="P5"><text:tab/>Modifies: this</text:p>
      <text:p text:style-name="P5"><text:tab/>Effects: Sets the value of this.value to the product of this.numShares and this. PricePerShar<text:span text:style-name="T5">e<text:tab/></text:span>and returns true, else returns false</text:p>
      <text:p text:style-name="P5"/>
      <text:h text:style-name="P10" text:outline-level="1">IFolio</text:h>
      <text:p text:style-name="P5">public boolean updateStock() </text:p>
      <text:p text:style-name="P5"><text:tab/><text:span text:style-name="T5">Requires: this.server != null &amp;&amp; this.stocks != null</text:span></text:p>
      <text:p text:style-name="P5"><text:tab/><text:span text:style-name="T5">Modifies: this</text:span></text:p>
      <text:p text:style-name="P5"><text:tab/><text:span text:style-name="T5">Effects: For every instance of Stock in this.stocks, update its pricePerShare field by passing <text:tab/>its tickerSymbol into server.getLastValue(String tickerSymbol) and setting it to the double <text:tab/>described by the returned String, once all Stock has been modified, returned true, else if one <text:tab/>does not get modified return false. <text:s/></text:span></text:p>
      <text:p text:style-name="P5"><text:tab/></text:p>
      <text:p text:style-name="P6">public boolean addStock(String name, String tickerSymbol, double pricePerShare, int numShares)</text:p>
      <text:p text:style-name="P6"><text:tab/>Requires: this.name != null, tickerSymbol != null, pricePerShare &gt;= 0.00, numShares &gt;= 0</text:p>
      <text:p text:style-name="P6"><text:tab/>Modifies: this</text:p>
      <text:p text:style-name="P6"><text:tab/>Effects: Creates a new instance of Stock, passing tickerSymbol and name into its <text:tab/>constructor, then passes pricePerShare and numShares into setPricePerShare(double pps) <text:tab/>and setNum<text:span text:style-name="T6">berOf</text:span>Shares(int numShares) respectively. This new object is then added to stocks and <text:tab/>returns true, if any of these these operations does not happen, returns fal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3:59:22.282148576</meta:creation-date>
    <dc:date>2018-11-15T16:00:34.331808366</dc:date>
    <meta:editing-duration>PT8M50S</meta:editing-duration>
    <meta:editing-cycles>2</meta:editing-cycles>
    <meta:generator>LibreOffice/6.1.1.2$Linux_X86_64 LibreOffice_project/5d19a1bfa650b796764388cd8b33a5af1f5baa1b</meta:generator>
    <meta:document-statistic meta:table-count="0" meta:image-count="0" meta:object-count="0" meta:page-count="2" meta:paragraph-count="37" meta:word-count="281" meta:character-count="2076" meta:non-whitespace-character-count="1795"/>
  </office:meta>
</office:document-meta>
</file>